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</table:table-row>
        <table:table-row table:style-name="ro2">
          <table:table-cell office:value-type="string">
            <text:p>17/10/201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32">
            <text:p>232</text:p>
          </table:table-cell>
          <table:table-cell table:formula="of:=SUM([.B2:.B70])" office:value-type="float" office:value="124">
            <text:p>124</text:p>
          </table:table-cell>
        </table:table-row>
        <table:table-row table:style-name="ro1">
          <table:table-cell office:value-type="string">
            <text:p>18/10/201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19/10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04-11">
            <text:p>04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6-11">
            <text:p>06/11/1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9-11">
            <text:p>09/11/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1-11">
            <text:p>11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2-11">
            <text:p>12/11/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13/11/20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16/11/201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17/11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string">
            <text:p>18/11/20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9/11/2013</text:p>
          </table:table-cell>
          <table:table-cell office:value-type="float" office:value="4.5">
            <text:p>4.5</text:p>
          </table:table-cell>
          <table:table-cell table:number-columns-repeated="4"/>
        </table:table-row>
        <table:table-row table:style-name="ro2">
          <table:table-cell office:value-type="string">
            <text:p>23/11/2013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office:value-type="string">
            <text:p>25/11/20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26/11/20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30/11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3-12">
            <text:p>03/12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7-12">
            <text:p>07/12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8-12">
            <text:p>08/12/13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0-12">
            <text:p>10/12/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2-12">
            <text:p>12/12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4/12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string">
            <text:p>18/12/2013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office:value-type="string">
            <text:p>21/12/20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06-01">
            <text:p>06/01/14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08-01">
            <text:p>08/01/14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10-01">
            <text:p>10/01/1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11-01">
            <text:p>11/01/14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12-01">
            <text:p>12/01/14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13/01/201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4/01/201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5/01/201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7/01/201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21/01/2014</text:p>
          </table:table-cell>
          <table:table-cell office:value-type="float" office:value="2">
            <text:p>2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4-01-21T19:41:23</dc:date>
    <dc:creator>Natalia </dc:creator>
    <meta:editing-duration>PT3M5S</meta:editing-duration>
    <meta:editing-cycles>35</meta:editing-cycles>
    <meta:generator>LibreOffice/3.5$Linux_X86_64 LibreOffice_project/350m1$Build-2</meta:generator>
    <meta:document-statistic meta:table-count="3" meta:cell-count="76" meta:object-count="0"/>
  </office:meta>
</office:document-meta>
</file>